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Settings/ColorTable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pr1" style:family="presentation" style:parent-style-name="SimpleDark-title">
      <style:graphic-properties draw:fill="none" draw:auto-grow-height="true" fo:min-height="5.503cm" loext:decorative="false"/>
      <style:paragraph-properties style:writing-mode="lr-tb"/>
    </style:style>
    <style:style style:name="pr2" style:family="presentation" style:parent-style-name="SimpleDark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SimpleDark2-title">
      <style:graphic-properties fo:min-height="4.091cm" loext:decorative="false"/>
      <style:paragraph-properties style:writing-mode="lr-tb"/>
    </style:style>
    <style:style style:name="pr4" style:family="presentation" style:parent-style-name="SimpleDark2-subtitle">
      <style:graphic-properties draw:fill-color="#ffffff" fo:min-height="11.243cm" loext:decorative="false"/>
      <style:paragraph-properties style:writing-mode="lr-tb"/>
    </style:style>
    <style:style style:name="pr5" style:family="presentation" style:parent-style-name="SimpleDark2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0pt"/>
    </style: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SimpleDark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7cm" svg:height="5.503cm" svg:x="1.397cm" svg:y="0.846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2" presentation:presentation-page-layout-name="AL1T0" presentation:use-date-time-name="dtd1">
        <office:forms form:automatic-focus="false" form:apply-design-mode="false"/>
        <draw:frame presentation:style-name="pr3" draw:layer="layout" svg:width="27.33cm" svg:height="1.439cm" svg:x="0.305cm" svg:y="0.952cm" presentation:class="title" presentation:placeholder="true">
          <draw:text-box/>
        </draw:frame>
        <draw:frame presentation:style-name="pr4" draw:text-style-name="P3" draw:layer="layout" svg:width="27.33cm" svg:height="12.383cm" svg:x="0.305cm" svg:y="2.963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>
      <loext:gradient-stop svg:offset="0" loext:color-type="rgb" loext:color-value="#fcfcfc"/>
      <loext:gradient-stop svg:offset="1" loext:color-type="rgb" loext:color-value="#fcfcfc"/>
    </draw:gradient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>
      <loext:gradient-stop svg:offset="0" loext:color-type="rgb" loext:color-value="#171717"/>
      <loext:gradient-stop svg:offset="1" loext:color-type="rgb" loext:color-value="#17171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6.6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49cm" fo:margin-bottom="0cm" fo:text-indent="0cm"/>
      <style:text-properties fo:font-size="20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60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6.6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49cm" fo:margin-bottom="0cm" fo:text-indent="0cm"/>
      <style:text-properties fo:font-size="20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6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6.6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49cm" fo:margin-bottom="0cm" fo:text-indent="0cm"/>
      <style:text-properties fo:font-size="20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1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33.2999992370606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 loext:decorative="false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7.133cm" fo:min-width="0cm" loext:decorative="false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 loext:decorative="false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 loext:decorative="false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1pt" style:font-size-asian="14pt" style:font-size-complex="14pt"/>
    </style:style>
    <style:style style:name="MP7" style:family="paragraph">
      <style:text-properties fo:font-size="15pt"/>
    </style:style>
    <style:style style:name="MP8" style:family="paragraph">
      <loext:graphic-properties draw:fill="none" draw:fill-color="#ffffff"/>
      <style:text-properties fo:color="#999999" loext:opacity="100%" fo:font-size="15pt"/>
    </style:style>
    <style:style style:name="MP9" style:family="paragraph">
      <style:paragraph-properties fo:line-height="150%"/>
      <style:text-properties fo:font-size="16.7000007629395pt" fo:hyphenate="false" loext:hyphenation-no-caps="false" loext:hyphenation-no-last-word="false"/>
    </style:style>
    <style:style style:name="MP10" style:family="paragraph">
      <style:paragraph-properties fo:line-height="115%"/>
      <style:text-properties fo:font-size="16.7000007629395pt" fo:hyphenate="false" loext:hyphenation-no-caps="false" loext:hyphenation-no-last-word="false"/>
    </style:style>
    <style:style style:name="MP11" style:family="paragraph">
      <loext:graphic-properties draw:fill="none" draw:fill-color="#ffffff"/>
      <style:paragraph-properties fo:line-height="150%"/>
      <style:text-properties fo:color="#999999" loext:opacity="100%" fo:font-size="16.7000007629395pt" fo:font-weight="normal" style:font-weight-asian="bold" style:font-weight-complex="bold" fo:hyphenate="false" loext:hyphenation-no-caps="false" loext:hyphenation-no-last-word="false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/>
    </style:style>
    <style:style style:name="MT4" style:family="text">
      <style:text-properties fo:color="#999999" loext:opacity="100%" fo:font-size="20pt" fo:font-weight="bold" style:font-weight-asian="bold" style:font-weight-complex="bold"/>
    </style:style>
    <style:style style:name="MT5" style:family="text">
      <style:text-properties fo:color="#999999" loext:opacity="100%" fo:font-size="20pt" fo:font-weight="normal" style:font-weight-asian="bold" style:font-weight-complex="bold"/>
    </style:style>
    <style:style style:name="MT6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SimpleDark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-title" draw:layer="backgroundobjects" svg:width="25.199cm" svg:height="5.494cm" svg:x="1.4cm" svg:y="0.84cm" presentation:class="title" presentation:placeholder="true">
        <draw:text-box/>
      </draw:frame>
      <draw:frame presentation:style-name="SimpleDark-outline1" draw:layer="backgroundobjects" svg:width="11.321cm" svg:height="7.388cm" svg:x="15.278cm" svg:y="8.043cm" presentation:class="outline" presentation:placeholder="true">
        <draw:text-box/>
      </draw:frame>
      <draw:frame presentation:style-name="Mpr1" draw:text-style-name="MP6" draw:layer="backgroundobjects" svg:width="8.875cm" svg:height="1.207cm" svg:x="9.576cm" svg:y="16.023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8" draw:layer="backgroundobjects" svg:width="25.248cm" svg:height="0.839cm" svg:x="1.397cm" svg:y="6.602cm">
        <draw:text-box>
          <text:p text:style-name="MP7"><text:span text:style-name="MT3">Name 1*, Name 2, Name 3</text:span></text:p>
        </draw:text-box>
      </draw:frame>
      <draw:frame draw:style-name="Mgr4" draw:text-style-name="MP11" draw:layer="backgroundobjects" svg:width="13.492cm" svg:height="7.383cm" svg:x="1.397cm" svg:y="8.05cm">
        <draw:text-box>
          <text:p text:style-name="MP9"><text:span text:style-name="MT4">Outline</text:span></text:p>
          <text:list text:style-name="ML3">
            <text:list-item>
              <text:list>
                <text:list-item>
                  <text:p text:style-name="MP10"><text:span text:style-name="MT5">Introduction</text:span></text:p>
                </text:list-item>
                <text:list-item>
                  <text:p text:style-name="MP10"><text:span text:style-name="MT5">First point</text:span></text:p>
                  <text:list>
                    <text:list-item>
                      <text:p text:style-name="MP10"><text:span text:style-name="MT5">Discussion</text:span></text:p>
                    </text:list-item>
                  </text:list>
                </text:list-item>
                <text:list-item>
                  <text:p text:style-name="MP10"><text:span text:style-name="MT5">Second point</text:span></text:p>
                </text:list-item>
                <text:list-item>
                  <text:p text:style-name="MP10"><text:span text:style-name="MT5">Summary and outlook</text:span></text:p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1-title" draw:layer="backgroundobjects" svg:width="25.448cm" svg:height="3.618cm" svg:x="1.4cm" svg:y="1.136cm" presentation:class="title" presentation:placeholder="true">
        <draw:text-box/>
      </draw:frame>
      <draw:frame presentation:style-name="SimpleDark1-outline1" draw:layer="backgroundobjects" svg:width="25.199cm" svg:height="9.578cm" svg:x="1.4cm" svg:y="5.374cm" presentation:class="outline" presentation:placeholder="true">
        <draw:text-box/>
      </draw:frame>
      <draw:frame presentation:style-name="Mpr4" draw:text-style-name="MP2" draw:layer="backgroundobjects" svg:width="6.523cm" svg:height="1.207cm" svg:x="1.4cm" svg:y="15.942cm" presentation:class="date-time">
        <draw:text-box>
          <text:p text:style-name="MP1"><text:span text:style-name="MT6"><presentation:date-time/></text:span></text:p>
        </draw:text-box>
      </draw:frame>
      <draw:frame presentation:style-name="Mpr4" draw:text-style-name="MP13" draw:layer="backgroundobjects" svg:width="8.875cm" svg:height="1.207cm" svg:x="9.576cm" svg:y="15.942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2-title" draw:layer="backgroundobjects" svg:width="27.33cm" svg:height="1.439cm" svg:x="0.305cm" svg:y="0.952cm" presentation:class="title" presentation:placeholder="true">
        <draw:text-box/>
      </draw:frame>
      <draw:frame presentation:style-name="SimpleDark2-outline1" draw:layer="backgroundobjects" svg:width="27.33cm" svg:height="12.383cm" svg:x="0.305cm" svg:y="2.963cm" presentation:class="outline" presentation:placeholder="true">
        <draw:text-box/>
      </draw:frame>
      <draw:frame presentation:style-name="Mpr7" draw:text-style-name="MP2" draw:layer="backgroundobjects" svg:width="6.523cm" svg:height="1.207cm" svg:x="0.3cm" svg:y="16.025cm" presentation:class="date-time">
        <draw:text-box>
          <text:p text:style-name="MP1"><text:span text:style-name="MT6"><presentation:date-time/></text:span></text:p>
        </draw:text-box>
      </draw:frame>
      <draw:frame presentation:style-name="Mpr7" draw:text-style-name="MP6" draw:layer="backgroundobjects" svg:width="8.875cm" svg:height="1.207cm" svg:x="9.576cm" svg:y="16.025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207cm" svg:x="21.176cm" svg:y="16.025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21M3S</meta:editing-duration>
    <meta:editing-cycles>13</meta:editing-cycles>
    <meta:generator>LibreOffice/7.6.6.3$Linux_X86_64 LibreOffice_project/60$Build-3</meta:generator>
    <meta:initial-creator>Paul Filip</meta:initial-creator>
    <dc:date>2024-04-08T21:27:49.106279775</dc:date>
    <dc:creator>Paul Filip</dc:creator>
    <meta:document-statistic meta:object-count="50"/>
  </office:meta>
</office:document-meta>
</file>

<file path=Settings/ColorTable.xml><?xml version="1.0" encoding="utf-8"?>
<ooo:color-table xmlns:loext="urn:org:documentfoundation:names:experimental:office:xmlns:loext:1.0"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